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2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5801c" officeooo:paragraph-rsid="0035801c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Text" style:master-page-name="First_20_Page">
      <style:paragraph-properties style:page-number="auto"/>
    </style:style>
    <style:style style:name="P18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9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9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837901692960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9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837895776256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837900381696">
          <table:table-cell table:style-name="Table1.A2" office:value-type="string">
            <text:p text:style-name="P9">Test eye_injection </text:p>
          </table:table-cell>
          <table:table-cell table:style-name="Table1.B2" office:value-type="string">
            <text:p text:style-name="P2"><text:text-input text:description="&lt;o.oph.procedure.type.eye_injection&gt;">&lt;o.oph.procedure.type.eye_injection&gt;</text:text-input><text:text-input text:description="&lt;o.oph.procedure.type.eye_injection&gt;"/></text:p>
          </table:table-cell>
        </table:table-row>
        <table:table-row table:style-name="TableLine94837900661952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4837899806720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PKE+ICP: Phakoémulsification + implant de chambre postérieure</text:p>
      <text:p text:style-name="P13">V3V: Vitrectomie 3 Voies</text:p>
      <text:p text:style-name="P13"><text:soft-page-break/>PM: Pelage de Membrane</text:p>
      <text:p text:style-name="P13">EL: Endolaser</text:p>
      <text:p text:style-name="P13">HS: Huile de Silicone</text:p>
      <text:p text:style-name="P13">IVT: Injection Intra-Vitréenne.</text:p>
      <text:p text:style-name="P18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11:13.068510146</dc:date>
    <meta:editing-duration>PT8H55M57S</meta:editing-duration>
    <meta:editing-cycles>160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89" meta:character-count="1835" meta:non-whitespace-character-count="1662"/>
  </office:meta>
</office:document-meta>
</file>